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00mm" svg:height="168.9mm" svg:x="190.31mm" svg:y="11.1mm">
            <loext:p/>
            <draw:object draw:notify-on-update-of-ranges="Sheet1.D3:Sheet1.D3 Sheet1.H3:Sheet1.H14 Sheet1.F3:Sheet1.F3 Sheet1.F4:Sheet1.F14 Sheet1.D4:Sheet1.D14 Sheet1.H3:Sheet1.H3 Sheet1.H4:Sheet1.H14 Sheet1.D4:Sheet1.D14 Sheet1.J3:Sheet1.J3 Sheet1.J4:Sheet1.J14 Sheet1.D4:Sheet1.D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 (sec)</text:p>
          </table:table-cell>
          <table:table-cell/>
          <table:table-cell office:value-type="string" calcext:value-type="string">
            <text:p>rand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nt(7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4]+1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H4]+1)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5]+1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SUM([.H5]+1)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6]+1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SUM([.H6]+1)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7]+1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H7]+1)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8]+1)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SUM([.H8]+1)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9]+1)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SUM([.H9]+1)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0]+1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H10]+1)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1]+1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SUM([.H11]+1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2]+1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([.H12]+1)"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3]+1)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SUM([.H13]+1)"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Shubin</meta:initial-creator>
    <meta:creation-date>2018-01-19T23:43:18.199541195</meta:creation-date>
    <dc:date>2018-01-20T00:09:39.665505342</dc:date>
    <dc:creator>James Shubin</dc:creator>
    <meta:editing-duration>PT14M18S</meta:editing-duration>
    <meta:editing-cycles>5</meta:editing-cycles>
    <meta:generator>LibreOffice/5.3.7.2.0$Linux_X86_64 LibreOffice_project/30$Build-2</meta:generator>
    <meta:document-statistic meta:table-count="2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001cm" svg:height="16.891cm" xlink:href=".." xlink:type="simple" chart:class="chart:scatter" chart:style-name="ch1">
        <chart:title svg:x="11.927cm" svg:y="0.472cm" chart:style-name="ch2">
          <text:p>some integer values over time</text:p>
        </chart:title>
        <chart:legend chart:legend-position="end" svg:x="27.89cm" svg:y="7.766cm" style:legend-expansion="high" chart:style-name="ch3"/>
        <chart:plot-area chart:style-name="ch4" table:cell-range-address="Sheet1.D3:Sheet1.D14 Sheet1.H3:Sheet1.H14 Sheet1.F3:Sheet1.F14 Sheet1.J3:Sheet1.J14" chart:data-source-has-labels="both" svg:x="1.559cm" svg:y="1.51cm" svg:width="25.731cm" svg:height="14.115cm">
          <chartooo:coordinate-region svg:x="1.995cm" svg:y="1.67cm" svg:width="24.923cm" svg:height="13.387cm"/>
          <chart:axis chart:dimension="x" chart:name="primary-x" chart:style-name="ch5" chartooo:axis-type="auto">
            <chart:title svg:x="13.613cm" svg:y="15.962cm" chart:style-name="ch6">
              <text:p>Time (sec)</text:p>
            </chart:title>
            <chart:categories table:cell-range-address="Sheet1.H3:Sheet1.H14"/>
            <chart:grid chart:style-name="ch7" chart:class="major"/>
          </chart:axis>
          <chart:axis chart:dimension="y" chart:name="primary-y" chart:style-name="ch5">
            <chart:title svg:x="0.451cm" svg:y="9.352cm" chart:style-name="ch8">
              <text:p>Value (int)</text:p>
            </chart:title>
            <chart:grid chart:style-name="ch7" chart:class="major"/>
          </chart:axis>
          <chart:series chart:style-name="ch9" chart:values-cell-range-address="Sheet1.F4:Sheet1.F14" chart:label-cell-address="Sheet1.F3:Sheet1.F3" chart:class="chart:scatter">
            <chart:domain table:cell-range-address="Sheet1.D4:Sheet1.D14"/>
            <chart:data-point chart:repeated="11"/>
          </chart:series>
          <chart:series chart:style-name="ch10" chart:values-cell-range-address="Sheet1.H4:Sheet1.H14" chart:label-cell-address="Sheet1.H3:Sheet1.H3" chart:class="chart:scatter">
            <chart:data-point chart:repeated="11"/>
          </chart:series>
          <chart:series chart:style-name="ch11" chart:values-cell-range-address="Sheet1.J4:Sheet1.J14" chart:label-cell-address="Sheet1.J3:Sheet1.J3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and</text:p>
                <draw:g>
                  <svg:desc>Sheet1.F3:Sheet1.F3</svg:desc>
                </draw:g>
              </table:table-cell>
              <table:table-cell office:value-type="string">
                <text:p>date</text:p>
                <draw:g>
                  <svg:desc>Sheet1.H3:Sheet1.H3</svg:desc>
                </draw:g>
              </table:table-cell>
              <table:table-cell office:value-type="string">
                <text:p>int(7)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te</text:p>
                <draw:g>
                  <svg:desc>Sheet1.H3:Sheet1.H14</svg:desc>
                </draw:g>
              </table:table-cell>
              <table:table-cell office:value-type="float" office:value="0">
                <text:p>0</text:p>
                <draw:g>
                  <svg:desc>Sheet1.D4:Sheet1.D14</svg:desc>
                </draw:g>
              </table:table-cell>
              <table:table-cell office:value-type="float" office:value="3">
                <text:p>3</text:p>
                <draw:g>
                  <svg:desc>Sheet1.F4:Sheet1.F14</svg:desc>
                </draw:g>
              </table:table-cell>
              <table:table-cell office:value-type="float" office:value="0">
                <text:p>0</text:p>
                <draw:g>
                  <svg:desc>Sheet1.H4:Sheet1.H14</svg:desc>
                </draw:g>
              </table:table-cell>
              <table:table-cell office:value-type="float" office:value="7">
                <text:p>7</text:p>
                <draw:g>
                  <svg:desc>Sheet1.J4:Sheet1.J14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